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-color="#ffff00" draw:textarea-vertical-align="middle"/>
    </style:style>
    <style:style style:name="gr2" style:family="graphic" style:parent-style-name="standard">
      <style:graphic-properties draw:stroke="none" draw:fill-color="#ff00ff" draw:textarea-vertical-align="middle"/>
    </style:style>
    <style:style style:name="gr3" style:family="graphic" style:parent-style-name="standard">
      <style:graphic-properties draw:stroke="none" draw:fill-color="#ff0000" draw:textarea-vertical-align="middle"/>
    </style:style>
    <style:style style:name="gr4" style:family="graphic" style:parent-style-name="standard">
      <style:graphic-properties draw:stroke="none" draw:fill="solid" draw:fill-color="#ffd700" draw:textarea-vertical-align="middle"/>
    </style:style>
    <style:style style:name="gr5" style:family="graphic" style:parent-style-name="objectwithoutfill">
      <style:graphic-properties svg:stroke-width="0.25cm" svg:stroke-color="#c0c0c0" draw:marker-start-width="0.59cm" draw:marker-end-width="0.59cm" draw:fill="none" draw:textarea-vertical-align="middle" fo:padding-top="0.225cm" fo:padding-bottom="0.225cm" fo:padding-left="0.35cm" fo:padding-right="0.35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color="#000000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0cm" fo:min-width="0cm" fo:padding-top="0cm" fo:padding-bottom="0cm" fo:padding-left="0.05cm" fo:padding-right="0cm"/>
    </style:style>
    <style:style style:name="gr9" style:family="graphic" style:parent-style-name="objectwithoutfill">
      <style:graphic-properties svg:stroke-width="0.03cm" draw:marker-start-width="0.26cm" draw:marker-end-width="0.26cm" draw:fill="none" draw:textarea-vertical-align="middle" fo:padding-top="0.115cm" fo:padding-bottom="0.115cm" fo:padding-left="0.24cm" fo:padding-right="0.24cm"/>
    </style:style>
    <style:style style:name="gr10" style:family="graphic" style:parent-style-name="objectwithoutfill">
      <style:graphic-properties svg:stroke-width="0.03cm" draw:marker-start-width="0.25cm" draw:marker-end-width="0.25cm" draw:fill="none" draw:textarea-vertical-align="middle" fo:padding-top="0.115cm" fo:padding-bottom="0.115cm" fo:padding-left="0.24cm" fo:padding-right="0.24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0.25cm" svg:height="0.75cm" svg:x="1.25cm" svg:y="0.625cm">
          <text:p/>
        </draw:rect>
        <draw:rect draw:style-name="gr2" draw:text-style-name="P1" draw:layer="layout" svg:width="0.25cm" svg:height="0.75cm" svg:x="1.625cm" svg:y="0.625cm">
          <text:p/>
        </draw:rect>
        <draw:rect draw:style-name="gr3" draw:text-style-name="P1" draw:layer="layout" svg:width="0.25cm" svg:height="0.75cm" svg:x="2cm" svg:y="0.625cm">
          <text:p/>
        </draw:rect>
        <draw:rect draw:style-name="gr4" draw:text-style-name="P1" draw:layer="layout" svg:width="0.25cm" svg:height="0.75cm" svg:x="2.5cm" svg:y="0.625cm">
          <text:p/>
        </draw:rect>
        <draw:line draw:style-name="gr5" draw:text-style-name="P1" draw:layer="layout" svg:x1="4cm" svg:y1="1cm" svg:x2="3.5cm" svg:y2="1cm">
          <text:p/>
        </draw:line>
        <draw:line draw:style-name="gr5" draw:text-style-name="P1" draw:layer="layout" svg:x1="0.5cm" svg:y1="1cm" svg:x2="0cm" svg:y2="1cm">
          <text:p/>
        </draw:line>
        <draw:line draw:style-name="gr6" draw:text-style-name="P1" draw:layer="layout" svg:x1="0.75cm" svg:y1="0.5cm" svg:x2="1cm" svg:y2="0.5cm">
          <text:p/>
        </draw:line>
        <draw:line draw:style-name="gr6" draw:text-style-name="P1" draw:layer="layout" svg:x1="0.75cm" svg:y1="1.5cm" svg:x2="1cm" svg:y2="1.5cm">
          <text:p/>
        </draw:line>
        <draw:line draw:style-name="gr7" draw:layer="layout" svg:x1="3cm" svg:y1="0.5cm" svg:x2="3.25cm" svg:y2="0.5cm">
          <text:p/>
        </draw:line>
        <draw:line draw:style-name="gr7" draw:layer="layout" svg:x1="3cm" svg:y1="1.5cm" svg:x2="3.25cm" svg:y2="1.5cm">
          <text:p/>
        </draw:line>
        <draw:g>
          <draw:path draw:style-name="gr6" draw:text-style-name="P1" draw:layer="layout" svg:width="0.124cm" svg:height="0.062cm" svg:x="1cm" svg:y="0.5cm" svg:viewBox="0 0 125 63" svg:d="m0 0c125 0 125 63 125 63">
            <text:p/>
          </draw:path>
          <draw:path draw:style-name="gr6" draw:text-style-name="P1" draw:layer="layout" svg:width="-0.124cm" svg:height="-0.062cm" svg:x="1.25cm" svg:y="0.625cm" svg:viewBox="0 0 -125 -63" svg:d="m0 0c125 0 125 63 125 63">
            <text:p/>
          </draw:path>
        </draw:g>
        <draw:g>
          <draw:path draw:style-name="gr6" draw:text-style-name="P1" draw:layer="layout" svg:width="0.124cm" svg:height="0.062cm" svg:x="2.75cm" svg:y="1.375cm" svg:viewBox="0 0 125 63" svg:d="m0 0c125 0 125 63 125 63">
            <text:p/>
          </draw:path>
          <draw:path draw:style-name="gr6" draw:text-style-name="P1" draw:layer="layout" svg:width="-0.124cm" svg:height="-0.062cm" svg:x="3cm" svg:y="1.5cm" svg:viewBox="0 0 -125 -63" svg:d="m0 0c125 0 125 63 125 63">
            <text:p/>
          </draw:path>
        </draw:g>
        <draw:g>
          <draw:path draw:style-name="gr6" draw:text-style-name="P1" draw:layer="layout" svg:width="-0.124cm" svg:height="-0.061cm" svg:x="1.125cm" svg:y="1.5cm" svg:viewBox="0 0 -125 -62" svg:d="m125 0c-125 0-125 62-125 62">
            <text:p/>
          </draw:path>
          <draw:path draw:style-name="gr6" draw:text-style-name="P1" draw:layer="layout" svg:width="0.124cm" svg:height="0.062cm" svg:x="1.125cm" svg:y="1.375cm" svg:viewBox="0 0 125 63" svg:d="m125 0c-125 0-125 63-125 63">
            <text:p/>
          </draw:path>
        </draw:g>
        <draw:g>
          <draw:path draw:style-name="gr6" draw:text-style-name="P1" draw:layer="layout" svg:width="-0.124cm" svg:height="-0.061cm" svg:x="2.875cm" svg:y="0.625cm" svg:viewBox="0 0 -125 -62" svg:d="m125 0c-125 0-125 62-125 62">
            <text:p/>
          </draw:path>
          <draw:path draw:style-name="gr6" draw:text-style-name="P1" draw:layer="layout" svg:width="0.124cm" svg:height="0.062cm" svg:x="2.875cm" svg:y="0.5cm" svg:viewBox="0 0 125 63" svg:d="m125 0c-125 0-125 63-125 63">
            <text:p/>
          </draw:path>
        </draw:g>
        <draw:path draw:style-name="gr6" draw:text-style-name="P1" draw:layer="layout" svg:width="0.249cm" svg:height="0.249cm" svg:x="3.25cm" svg:y="1.25cm" svg:viewBox="0 0 250 250" svg:d="m0 250c250 0 250-250 250-250">
          <text:p/>
        </draw:path>
        <draw:path draw:style-name="gr6" draw:text-style-name="P1" draw:layer="layout" svg:width="-0.249cm" svg:height="-0.249cm" svg:x="3.5cm" svg:y="0.75cm" svg:viewBox="0 0 -250 -250" svg:d="m250 250c-250 0-250-250-250-250">
          <text:p/>
        </draw:path>
        <draw:path draw:style-name="gr6" draw:text-style-name="P1" draw:layer="layout" svg:width="0.249cm" svg:height="0.249cm" svg:x="0.5cm" svg:y="1.25cm" svg:viewBox="0 0 250 250" svg:d="m250 250c-250 0-250-250-250-250">
          <text:p/>
        </draw:path>
        <draw:path draw:style-name="gr6" draw:text-style-name="P1" draw:layer="layout" svg:width="-0.249cm" svg:height="-0.249cm" svg:x="0.75cm" svg:y="0.75cm" svg:viewBox="0 0 -250 -250" svg:d="m0 250c250 0 250-250 250-250">
          <text:p/>
        </draw:path>
        <draw:line draw:style-name="gr6" draw:text-style-name="P1" draw:layer="layout" svg:x1="0.5cm" svg:y1="0.75cm" svg:x2="0.5cm" svg:y2="1.25cm">
          <text:p/>
        </draw:line>
        <draw:line draw:style-name="gr6" draw:text-style-name="P1" draw:layer="layout" svg:x1="3.5cm" svg:y1="0.75cm" svg:x2="3.5cm" svg:y2="1.25cm">
          <text:p/>
        </draw:line>
        <draw:line draw:style-name="gr6" draw:text-style-name="P1" draw:layer="layout" svg:x1="1.25cm" svg:y1="1.375cm" svg:x2="2.75cm" svg:y2="1.375cm">
          <text:p/>
        </draw:line>
        <draw:line draw:style-name="gr6" draw:text-style-name="P1" draw:layer="layout" svg:x1="1.25cm" svg:y1="0.625cm" svg:x2="2.75cm" svg:y2="0.625cm">
          <text:p/>
        </draw:line>
        <draw:frame draw:style-name="gr8" draw:text-style-name="P2" draw:layer="layout" svg:width="4cm" svg:height="0.5cm" svg:x="5cm" svg:y="1cm">
          <draw:text-box>
            <text:p><text:span text:style-name="T1">Tolerance</text:span></text:p>
          </draw:text-box>
        </draw:frame>
        <draw:frame draw:style-name="gr8" draw:text-style-name="P2" draw:layer="layout" svg:width="4cm" svg:height="0.5cm" svg:x="5cm" svg:y="0.5cm">
          <draw:text-box>
            <text:p><text:span text:style-name="T1">Multiplier</text:span></text:p>
          </draw:text-box>
        </draw:frame>
        <draw:frame draw:style-name="gr8" draw:text-style-name="P2" draw:layer="layout" svg:width="4cm" svg:height="0.5cm" svg:x="5cm" svg:y="0cm">
          <draw:text-box>
            <text:p><text:span text:style-name="T1">Significant Figures</text:span></text:p>
          </draw:text-box>
        </draw:frame>
        <draw:polyline draw:style-name="gr9" draw:text-style-name="P1" draw:layer="layout" svg:width="0.874cm" svg:height="2.374cm" draw:transform="rotate (1.5707963267946) translate (2.62500000000204cm 1.25000000000775cm)" svg:viewBox="0 0 875 2375" draw:points="625,0 750,0 875,125 875,1375 750,1500 125,1500 0,1625 0,2375">
          <text:p/>
        </draw:polyline>
        <draw:polyline draw:style-name="gr9" draw:text-style-name="P1" draw:layer="layout" svg:width="0.499cm" svg:height="2.874cm" draw:transform="rotate (1.5707963267946) translate (2.12500000000041cm 0.750000000009383cm)" svg:viewBox="0 0 500 2875" draw:points="125,0 375,0 500,125 500,2000 375,2125 125,2125 0,2250 0,2875">
          <text:p/>
        </draw:polyline>
        <draw:polyline draw:style-name="gr9" draw:text-style-name="P1" draw:layer="layout" svg:width="0.499cm" svg:height="3.249cm" draw:transform="rotate (1.5707963267946) translate (1.75cm 0.625cm)" svg:viewBox="0 0 500 3250" draw:points="0,0 375,0 500,125 500,2500 375,2625 375,3250">
          <text:p/>
        </draw:polyline>
        <draw:polyline draw:style-name="gr10" draw:text-style-name="P1" draw:layer="layout" svg:width="0.499cm" svg:height="0.499cm" draw:transform="rotate (1.5707963267946) translate (1.375cm 0.625cm)" svg:viewBox="0 0 500 500" draw:points="0,0 375,0 500,125 500,500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808080" draw:marker-start-width="0.28cm" draw:marker-start-center="false" draw:marker-end-width="0.28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cm" fo:page-height="1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06T18:36:18.35</meta:creation-date>
    <dc:date>2012-09-07T15:49:37.92</dc:date>
    <meta:editing-duration>PT18M29S</meta:editing-duration>
    <meta:editing-cycles>6</meta:editing-cycles>
    <meta:generator>OpenOffice.org/3.4$Win32 OpenOffice.org_project/340m1$Build-9590</meta:generator>
    <meta:document-statistic meta:object-count="37"/>
  </office:meta>
</office:document-meta>
</file>